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cccccc" draw:fill-color="#eeeeee" draw:textarea-horizontal-align="justify" draw:textarea-vertical-align="middle" draw:auto-grow-height="false" fo:min-height="0.71cm" fo:min-width="0.995cm"/>
    </style:style>
    <style:style style:name="gr2" style:family="graphic" style:parent-style-name="standard">
      <style:graphic-properties draw:stroke="none" svg:stroke-color="#cccccc" draw:fill-color="#c2e0ae" draw:textarea-horizontal-align="justify" draw:textarea-vertical-align="middle" draw:auto-grow-height="false" fo:min-height="1.028cm" fo:min-width="1.019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2.538cm" fo:min-width="3.308cm"/>
    </style:style>
    <style:style style:name="gr5" style:family="graphic" style:parent-style-name="standard">
      <style:graphic-properties draw:stroke="none" svg:stroke-color="#cccccc" draw:fill-color="#eeeeee" draw:textarea-horizontal-align="justify" draw:textarea-vertical-align="middle" draw:auto-grow-height="false" fo:min-height="2.067cm" fo:min-width="3.191cm"/>
    </style:style>
    <style:style style:name="gr6" style:family="graphic" style:parent-style-name="standard">
      <style:graphic-properties draw:stroke="none" svg:stroke-color="#cccccc" draw:fill-color="#ffdaa2" draw:textarea-horizontal-align="justify" draw:textarea-vertical-align="middle" draw:auto-grow-height="false" fo:min-height="1.028cm" fo:min-width="1.019cm"/>
    </style:style>
    <style:style style:name="gr7" style:family="graphic" style:parent-style-name="standard">
      <style:graphic-properties draw:stroke="none" svg:stroke-color="#cccccc" draw:fill-color="#fdc578" draw:textarea-horizontal-align="justify" draw:textarea-vertical-align="middle" draw:auto-grow-height="false" fo:min-height="1.028cm" fo:min-width="1.019cm"/>
    </style:style>
    <style:style style:name="gr8" style:family="graphic" style:parent-style-name="standard">
      <style:graphic-properties draw:stroke="none" svg:stroke-color="#cccccc" draw:fill-color="#dfcce4" draw:textarea-horizontal-align="justify" draw:textarea-vertical-align="middle" draw:auto-grow-height="false" fo:min-height="1.028cm" fo:min-width="1.019cm"/>
    </style:style>
    <style:style style:name="gr9" style:family="graphic" style:parent-style-name="standard">
      <style:graphic-properties draw:stroke="none" svg:stroke-color="#cccccc" draw:fill-color="#adc5e7" draw:textarea-horizontal-align="justify" draw:textarea-vertical-align="middle" draw:auto-grow-height="false" fo:min-height="1.028cm" fo:min-width="1.019cm"/>
    </style:style>
    <style:style style:name="gr10" style:family="graphic" style:parent-style-name="standard">
      <style:graphic-properties svg:stroke-color="#cccccc" draw:fill-color="#dddddd" draw:textarea-horizontal-align="justify" draw:textarea-vertical-align="middle" draw:auto-grow-height="false" fo:min-height="1.028cm" fo:min-width="1.3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983cm"/>
    </style:style>
    <style:style style:name="gr12" style:family="graphic" style:parent-style-name="objectwithoutfill">
      <style:graphic-properties draw:marker-start="Dimension_20_Lines" draw:marker-end="CF_20_Zero_20_One" draw:marker-end-width="0.3cm" draw:fill="none" draw:textarea-vertical-align="middle"/>
    </style:style>
    <style:style style:name="gr13" style:family="graphic" style:parent-style-name="objectwithoutfill">
      <style:graphic-properties draw:marker-start="Dimension_20_Lines" draw:marker-end="Dimension_20_Lines" draw:marker-end-width="0.3cm" draw:fill="none" draw:textarea-vertical-align="middle"/>
    </style:style>
    <style:style style:name="gr14" style:family="graphic" style:parent-style-name="standard">
      <style:graphic-properties draw:stroke="none" svg:stroke-color="#cccccc" draw:fill-color="#fffbcc" draw:textarea-horizontal-align="justify" draw:textarea-vertical-align="middle" draw:auto-grow-height="false" fo:min-height="1.028cm" fo:min-width="1.019cm"/>
    </style:style>
    <style:style style:name="gr15" style:family="graphic" style:parent-style-name="standard">
      <style:graphic-properties draw:stroke="none" svg:stroke-color="#000000" draw:fill-color="#c7a0cb" draw:textarea-horizontal-align="justify" draw:textarea-vertical-align="middle" draw:auto-grow-height="false" fo:min-height="3.687cm" fo:min-width="2.548cm"/>
    </style:style>
    <style:style style:name="gr16" style:family="graphic" style:parent-style-name="standard">
      <style:graphic-properties draw:stroke="none" svg:stroke-color="#000000" draw:fill-color="#83caff" draw:textarea-horizontal-align="justify" draw:textarea-vertical-align="middle" draw:auto-grow-height="false" fo:min-height="1.528cm" fo:min-width="3.818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-color="#66ffff" draw:textarea-horizontal-align="justify" draw:textarea-vertical-align="middle" draw:auto-grow-height="false" fo:min-height="1.782cm" fo:min-width="2.421cm"/>
    </style:style>
    <style:style style:name="gr19" style:family="graphic" style:parent-style-name="standard">
      <style:graphic-properties draw:stroke="none" svg:stroke-color="#000000" draw:fill-color="#83caff" draw:textarea-horizontal-align="justify" draw:textarea-vertical-align="middle" draw:auto-grow-height="false" fo:min-height="1.528cm" fo:min-width="3.691cm"/>
    </style:style>
    <style:style style:name="gr20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ffdaa2"/>
      <style:paragraph-properties fo:text-align="center"/>
    </style:style>
    <style:style style:name="P7" style:family="paragraph">
      <loext:graphic-properties draw:fill-color="#fdc578"/>
      <style:paragraph-properties fo:text-align="center"/>
    </style:style>
    <style:style style:name="P8" style:family="paragraph">
      <loext:graphic-properties draw:fill-color="#dfcce4"/>
      <style:paragraph-properties fo:text-align="center"/>
    </style:style>
    <style:style style:name="P9" style:family="paragraph">
      <loext:graphic-properties draw:fill-color="#adc5e7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-color="#fffbcc"/>
      <style:paragraph-properties fo:text-align="center"/>
    </style:style>
    <style:style style:name="P14" style:family="paragraph">
      <loext:graphic-properties draw:fill-color="#c7a0cb"/>
      <style:paragraph-properties fo:text-align="center"/>
    </style:style>
    <style:style style:name="P15" style:family="paragraph">
      <loext:graphic-properties draw:fill-color="#83caff"/>
      <style:paragraph-properties fo:text-align="center"/>
      <style:text-properties fo:font-size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-color="#66ffff"/>
      <style:paragraph-properties fo:text-align="start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weight="bold" style:font-weight-asian="bold" style:font-weight-complex="bold"/>
    </style:style>
    <style:style style:name="T10" style:family="text">
      <style:text-properties fo:font-size="12pt"/>
    </style:style>
    <style:style style:name="T1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75cm" svg:height="1.524cm" draw:transform="rotate (0.678933079025794) translate (30.469cm 10.03cm)">
          <text:p text:style-name="P1"><text:span text:style-name="T1">Merge</text:span></text:p>
          <text:p text:style-name="P1"><text:span text:style-name="T1">Duplicate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2.413cm" svg:height="2.032cm" svg:x="11.487cm" svg:y="9.001cm">
          <text:p text:style-name="P1">Premis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4" draw:layer="layout" svg:x1="14.45cm" svg:y1="9.626cm" svg:x2="14.462cm" svg:y2="7.35cm" draw:end-shape="id1" draw:end-glue-point="3" svg:d="M14450 9626v-813h12v-1463" svg:viewBox="0 0 13 2277">
          <text:p text:style-name="P4">Anonify</text:p>
          <text:p text:style-name="P4"/>
        </draw:connector>
        <draw:custom-shape draw:style-name="gr4" draw:text-style-name="P5" draw:layer="layout" svg:width="3.808cm" svg:height="2.788cm" draw:transform="rotate (1.58301363155886) translate (17.008cm 11.795cm)">
          <text:p text:style-name="P1">Pre-Derive</text:p>
          <text:p text:style-name="P1"><text:span text:style-name="T2">winnowing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5" draw:layer="layout" svg:width="5.869cm" svg:height="3.683cm" svg:x="22.752cm" svg:y="8.158cm"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2">Termify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6" draw:text-style-name="P6" draw:layer="layout" svg:width="2.413cm" svg:height="2.032cm" svg:x="20.239cm" svg:y="9.001cm">
            <text:p text:style-name="P1">Truthify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2.413cm" svg:height="2.032cm" svg:x="23.16cm" svg:y="9.001cm">
            <text:p text:style-name="P1">Unify</text:p>
            <text:p text:style-name="P1">&amp;</text:p>
            <text:p text:style-name="P1">Eval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8" draw:text-style-name="P8" draw:layer="layout" svg:width="2.413cm" svg:height="2.032cm" svg:x="25.827cm" svg:y="9.001cm">
            <text:p text:style-name="P1">Occurrify</text:p>
            <text:p text:style-name="P1"><text:span text:style-name="T3">Temporal</text:span></text:p>
            <text:p text:style-name="P1"><text:span text:style-name="T3">Solver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9" draw:text-style-name="P9" xml:id="id7" draw:id="id7" draw:layer="layout" svg:width="2.413cm" svg:height="2.032cm" svg:x="28.611cm" svg:y="9.036cm">
            <text:p text:style-name="P1">Taskify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10" draw:text-style-name="P10" draw:layer="layout" svg:width="2.921cm" svg:height="2.032cm" svg:x="32.612cm" svg:y="8.874cm">
          <text:p text:style-name="P1">Inpu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11" draw:layer="measurelines" svg:width="2.483cm" svg:height="1.047cm" draw:transform="rotate (1.5707963267949) translate (19.223cm 11.287cm)">
          <draw:text-box>
            <text:p text:style-name="P1"><text:span text:style-name="T4">“</text:span><text:span text:style-name="T4">Can”</text:span></text:p>
            <text:p text:style-name="P1"><text:span text:style-name="T5">fork vector</text:span></text:p>
          </draw:text-box>
        </draw:frame>
        <draw:line draw:style-name="gr12" draw:text-style-name="P12" draw:layer="measurelines" svg:x1="14.589cm" svg:y1="12.43cm" svg:x2="20.558cm" svg:y2="12.43cm">
          <text:p text:style-name="P1"><text:span text:style-name="T6">Memoized</text:span></text:p>
          <text:p text:style-name="P1"><text:span text:style-name="T7">(per compiled Rule Set)</text:span></text:p>
        </draw:line>
        <draw:line draw:style-name="gr13" draw:text-style-name="P12" xml:id="id1" draw:id="id1" draw:layer="measurelines" svg:x1="14.462cm" svg:y1="7.35cm" svg:x2="29.829cm" svg:y2="7.35cm">
          <text:p text:style-name="P1"><text:span text:style-name="T6">computation in fast, generic Anon terms</text:span></text:p>
          <text:p text:style-name="P1"><text:span text:style-name="T6"/></text:p>
        </draw:line>
        <draw:custom-shape draw:style-name="gr14" draw:text-style-name="P13" draw:layer="layout" svg:width="2.413cm" svg:height="2.032cm" svg:x="14.778cm" svg:y="9.001cm">
          <text:p text:style-name="P1">Premise</text:p>
          <text:p text:style-name="P1">Ke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5" draw:text-style-name="P14" xml:id="id2" draw:id="id2" draw:layer="layout" svg:width="3.048cm" svg:height="3.937cm" svg:x="2.07cm" svg:y="7.604cm">
          <text:p text:style-name="P1"><text:span text:style-name="T8">Concept</text:span></text:p>
          <text:p text:style-name="P1">Selected</text:p>
          <draw:enhanced-geometry svg:viewBox="0 0 21600 21600" draw:type="rectangle" draw:enhanced-path="M 0 0 L 21600 0 21600 21600 0 21600 0 0 Z N"/>
        </draw:custom-shape>
        <draw:custom-shape draw:style-name="gr16" draw:text-style-name="P15" xml:id="id3" draw:id="id3" draw:layer="layout" svg:width="4.318cm" svg:height="1.778cm" svg:x="6.588cm" svg:y="6.08cm">
          <text:p text:style-name="P1"><text:span text:style-name="T9">TaskLink</text:span></text:p>
          <text:p text:style-name="P1"><text:span text:style-name="T10">Selected</text:span></text:p>
          <draw:enhanced-geometry svg:viewBox="0 0 21600 21600" draw:type="rectangle" draw:enhanced-path="M 0 0 L 21600 0 21600 21600 0 21600 0 0 Z N"/>
        </draw:custom-shape>
        <draw:connector draw:style-name="gr17" draw:text-style-name="P16" draw:layer="layout" draw:type="line" svg:x1="5.118cm" svg:y1="9.572cm" svg:x2="6.588cm" svg:y2="6.969cm" draw:start-shape="id2" draw:start-glue-point="1" draw:end-shape="id3" draw:end-glue-point="3" svg:d="M5118 9572l1470-2603" svg:viewBox="0 0 1471 2604">
          <text:p/>
        </draw:connector>
        <draw:custom-shape draw:style-name="gr18" draw:text-style-name="P18" xml:id="id5" draw:id="id5" draw:layer="layout" svg:width="2.921cm" svg:height="2.032cm" svg:x="7.35cm" svg:y="9.001cm">
          <text:p text:style-name="P17"><text:span text:style-name="T9">Belief Task</text:span></text:p>
          <text:p text:style-name="P17"><text:span text:style-name="T11">(Possibly null)</text:span></text:p>
          <text:p text:style-name="P17"><text:span text:style-name="T12">Matched</text:span></text:p>
          <text:p text:style-name="P17"><text:span text:style-name="T12">Projected</text:span></text:p>
          <text:p text:style-name="P17"><text:span text:style-name="T12">Answered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xml:id="id4" draw:id="id4" draw:layer="layout" svg:width="4.191cm" svg:height="1.778cm" svg:x="6.207cm" svg:y="12.684cm">
          <text:p text:style-name="P1"><text:span text:style-name="T9">TermLink</text:span></text:p>
          <text:p text:style-name="P1"><text:span text:style-name="T10">Selected</text:span></text:p>
          <draw:enhanced-geometry svg:viewBox="0 0 21600 21600" draw:type="rectangle" draw:enhanced-path="M 0 0 L 21600 0 21600 21600 0 21600 0 0 Z N"/>
        </draw:custom-shape>
        <draw:connector draw:style-name="gr17" draw:text-style-name="P16" draw:layer="layout" draw:type="line" svg:x1="5.118cm" svg:y1="9.572cm" svg:x2="6.207cm" svg:y2="13.573cm" draw:start-shape="id2" draw:start-glue-point="1" draw:end-shape="id4" svg:d="M5118 9572l1089 4001" svg:viewBox="0 0 1090 4002">
          <text:p/>
        </draw:connector>
        <draw:connector draw:style-name="gr17" draw:text-style-name="P16" draw:layer="layout" draw:type="line" svg:x1="5.118cm" svg:y1="9.572cm" svg:x2="7.35cm" svg:y2="10.017cm" draw:start-shape="id2" draw:end-shape="id5" draw:end-glue-point="3" svg:d="M5118 9572l2232 445" svg:viewBox="0 0 2233 446">
          <text:p/>
        </draw:connector>
        <draw:connector draw:style-name="gr17" draw:text-style-name="P16" draw:layer="layout" draw:line-skew="-0.064cm -0.641cm" svg:x1="8.302cm" svg:y1="12.684cm" svg:x2="7.35cm" svg:y2="10.017cm" draw:start-shape="id4" draw:start-glue-point="0" draw:end-shape="id5" draw:end-glue-point="3" svg:d="M8302 12684v-889h-2094v-1778h1142" svg:viewBox="0 0 2095 2668">
          <text:p/>
        </draw:connector>
        <draw:connector draw:style-name="gr17" draw:text-style-name="P16" draw:layer="layout" draw:type="line" svg:x1="10.398cm" svg:y1="13.573cm" svg:x2="11.36cm" svg:y2="10.08cm" draw:start-shape="id4" draw:start-glue-point="1" draw:end-shape="id6" draw:end-glue-point="3" svg:d="M10398 13573l962-3493" svg:viewBox="0 0 963 3494">
          <text:p/>
        </draw:connector>
        <draw:connector draw:style-name="gr20" draw:text-style-name="P16" draw:layer="layout" draw:type="line" svg:x1="10.271cm" svg:y1="10.017cm" svg:x2="11.36cm" svg:y2="10.08cm" draw:start-shape="id5" svg:d="M10271 10017l1089 63" svg:viewBox="0 0 1090 64">
          <text:p/>
        </draw:connector>
        <draw:connector draw:style-name="gr17" draw:text-style-name="P16" xml:id="id6" draw:id="id6" draw:layer="layout" draw:type="line" svg:x1="10.906cm" svg:y1="6.969cm" svg:x2="11.36cm" svg:y2="10.08cm" draw:start-shape="id3" draw:start-glue-point="1" svg:d="M10906 6969l454 3111" svg:viewBox="0 0 455 3112">
          <text:p/>
        </draw:connector>
        <draw:connector draw:style-name="gr3" draw:text-style-name="P4" draw:layer="layout" svg:x1="29.829cm" svg:y1="7.35cm" svg:x2="29.818cm" svg:y2="9.036cm" draw:start-shape="id1" draw:end-shape="id7" draw:end-glue-point="4" svg:d="M29829 7350v918h-11v768" svg:viewBox="0 0 12 1687">
          <text:p text:style-name="P4">un-Anonify</text:p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F_20_Zero_20_One" draw:display-name="CF Zero One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3:50:21.687119925</meta:creation-date>
    <dc:date>2018-05-04T12:00:37.832477202</dc:date>
    <meta:editing-duration>PT2H11M21S</meta:editing-duration>
    <meta:editing-cycles>7</meta:editing-cycles>
    <meta:generator>LibreOffice/6.0.4.1$Linux_X86_64 LibreOffice_project/00m0$Build-1</meta:generator>
    <meta:document-statistic meta:object-count="27"/>
  </office:meta>
</office:document-meta>
</file>